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anel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anel.init( Monitor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Panel.getHealthyImageIcon( int heal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Panel.updateGui( MonitorModel st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Panel.getLoadImageIcon( int loa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erPanel.Serv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erPanel.ServerPanel( Monitor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